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607cm" fo:margin-left="0cm" table:align="left"/>
    </style:style>
    <style:style style:name="Table1.A" style:family="table-column">
      <style:table-column-properties style:column-width="7.698cm"/>
    </style:style>
    <style:style style:name="Table1.B" style:family="table-column">
      <style:table-column-properties style:column-width="9.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13pt" fo:font-weight="bold" officeooo:rsid="0011b734" officeooo:paragraph-rsid="0011b734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3pt" fo:font-weight="bold" officeooo:rsid="0011b734" officeooo:paragraph-rsid="0011b734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fo:font-size="13pt" fo:font-weight="bold" officeooo:rsid="001fe41f" officeooo:paragraph-rsid="001fe41f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3pt" fo:font-weight="normal" officeooo:rsid="001fe41f" officeooo:paragraph-rsid="001fe41f" style:font-size-asian="13pt" style:font-weight-asian="normal" style:font-size-complex="13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3pt" officeooo:rsid="0011b734" officeooo:paragraph-rsid="0011b734" style:font-size-asian="13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fo:font-size="13pt" officeooo:rsid="0012eca8" officeooo:paragraph-rsid="0012eca8" style:font-size-asian="13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0146101" officeooo:paragraph-rsid="00146101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3pt" officeooo:rsid="0015db3e" officeooo:paragraph-rsid="0015db3e" style:font-size-asian="13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font-size="13pt" officeooo:rsid="0017626c" officeooo:paragraph-rsid="0017626c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font-size="13pt" officeooo:rsid="001901bd" officeooo:paragraph-rsid="001901bd" style:font-size-asian="13pt" style:font-size-complex="13pt"/>
    </style:style>
    <style:style style:name="P11" style:family="paragraph" style:parent-style-name="Table_20_Contents">
      <style:paragraph-properties fo:text-align="start" style:justify-single-word="false"/>
      <style:text-properties fo:font-size="13pt" officeooo:rsid="001b000d" officeooo:paragraph-rsid="001b000d" style:font-size-asian="13pt" style:font-size-complex="13pt"/>
    </style:style>
    <style:style style:name="P12" style:family="paragraph" style:parent-style-name="Table_20_Contents">
      <style:paragraph-properties fo:text-align="start" style:justify-single-word="false"/>
      <style:text-properties fo:font-size="13pt" officeooo:rsid="001c687a" officeooo:paragraph-rsid="001c687a" style:font-size-asian="13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fo:font-size="13pt" officeooo:rsid="001d9cea" officeooo:paragraph-rsid="001d9cea" style:font-size-asian="13pt" style:font-size-complex="13pt"/>
    </style:style>
    <style:style style:name="P14" style:family="paragraph" style:parent-style-name="Table_20_Contents">
      <style:paragraph-properties fo:text-align="start" style:justify-single-word="false"/>
      <style:text-properties fo:font-size="13pt" officeooo:rsid="001df2b9" officeooo:paragraph-rsid="001df2b9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color="#c9211e" loext:opacity="100%" fo:font-size="13pt" fo:font-weight="bold" officeooo:rsid="0011b734" officeooo:paragraph-rsid="0011b734" style:font-size-asian="13pt" style:font-weight-asian="bold" style:font-size-complex="13pt" style:font-weight-complex="bold"/>
    </style:style>
    <style:style style:name="T1" style:family="text">
      <style:text-properties style:text-line-through-style="none" style:text-line-through-typ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MMANDS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Line3031187113152">
          <table:table-cell table:style-name="Table1.A1" office:value-type="string">
            <text:p text:style-name="P15">COMMANDS</text:p>
          </table:table-cell>
          <table:table-cell table:style-name="Table1.B1" office:value-type="string">
            <text:p text:style-name="P15">DESCRIPTION</text:p>
          </table:table-cell>
        </table:table-row>
        <table:table-row table:style-name="TableLine3031187113152">
          <table:table-cell table:style-name="Table1.A2" office:value-type="string">
            <text:p text:style-name="P5">git config --global user.name “[name]”</text:p>
          </table:table-cell>
          <table:table-cell table:style-name="Table1.B2" office:value-type="string">
            <text:p text:style-name="P6">To set the name</text:p>
          </table:table-cell>
        </table:table-row>
        <table:table-row table:style-name="TableLine3031187113152">
          <table:table-cell table:style-name="Table1.A2" office:value-type="string">
            <text:p text:style-name="P5">git config --global user.email “[email]”</text:p>
          </table:table-cell>
          <table:table-cell table:style-name="Table1.B2" office:value-type="string">
            <text:p text:style-name="P6">To set the email</text:p>
          </table:table-cell>
        </table:table-row>
        <table:table-row table:style-name="TableLine3031187113152">
          <table:table-cell table:style-name="Table1.A2" office:value-type="string">
            <text:p text:style-name="P6">git init</text:p>
          </table:table-cell>
          <table:table-cell table:style-name="Table1.B2" office:value-type="string">
            <text:p text:style-name="P6">To create local git repository with .git</text:p>
          </table:table-cell>
        </table:table-row>
        <table:table-row table:style-name="TableLine3031187113152">
          <table:table-cell table:style-name="Table1.A2" office:value-type="string">
            <text:p text:style-name="P6">git clone url</text:p>
          </table:table-cell>
          <table:table-cell table:style-name="Table1.B2" office:value-type="string">
            <text:p text:style-name="P6">To clone all the files from remote url to local</text:p>
          </table:table-cell>
        </table:table-row>
        <table:table-row table:style-name="TableLine3031187113152">
          <table:table-cell table:style-name="Table1.A2" office:value-type="string">
            <text:p text:style-name="P6">git status</text:p>
          </table:table-cell>
          <table:table-cell table:style-name="Table1.B2" office:value-type="string">
            <text:p text:style-name="P6">Shows modified files in working directory</text:p>
          </table:table-cell>
        </table:table-row>
        <table:table-row table:style-name="TableLine3031187113152">
          <table:table-cell table:style-name="Table1.A2" office:value-type="string">
            <text:p text:style-name="P6">git add filename</text:p>
          </table:table-cell>
          <table:table-cell table:style-name="Table1.B2" office:value-type="string">
            <text:p text:style-name="P6">To stage mentioned file</text:p>
          </table:table-cell>
        </table:table-row>
        <table:table-row table:style-name="TableLine3031187113152">
          <table:table-cell table:style-name="Table1.A2" office:value-type="string">
            <text:p text:style-name="P6">git add .</text:p>
          </table:table-cell>
          <table:table-cell table:style-name="Table1.B2" office:value-type="string">
            <text:p text:style-name="P6">To stage all modified files</text:p>
          </table:table-cell>
        </table:table-row>
        <table:table-row table:style-name="TableLine3031187113152">
          <table:table-cell table:style-name="Table1.A2" office:value-type="string">
            <text:p text:style-name="P7">git commit -m “message”</text:p>
          </table:table-cell>
          <table:table-cell table:style-name="Table1.B2" office:value-type="string">
            <text:p text:style-name="P7">To commit all staged files</text:p>
          </table:table-cell>
        </table:table-row>
        <table:table-row table:style-name="TableLine3031187113152">
          <table:table-cell table:style-name="Table1.A2" office:value-type="string">
            <text:p text:style-name="P7">git branch</text:p>
          </table:table-cell>
          <table:table-cell table:style-name="Table1.B2" office:value-type="string">
            <text:p text:style-name="P7">List all branches</text:p>
          </table:table-cell>
        </table:table-row>
        <table:table-row table:style-name="TableLine3031187113152">
          <table:table-cell table:style-name="Table1.A2" office:value-type="string">
            <text:p text:style-name="P7">git branch branch-name</text:p>
          </table:table-cell>
          <table:table-cell table:style-name="Table1.B2" office:value-type="string">
            <text:p text:style-name="P7">To create new branch</text:p>
          </table:table-cell>
        </table:table-row>
        <table:table-row table:style-name="TableLine3031187113152">
          <table:table-cell table:style-name="Table1.A2" office:value-type="string">
            <text:p text:style-name="P7">git checkout branch-name</text:p>
          </table:table-cell>
          <table:table-cell table:style-name="Table1.B2" office:value-type="string">
            <text:p text:style-name="P7">To switch to the specified branch</text:p>
          </table:table-cell>
        </table:table-row>
        <table:table-row table:style-name="TableLine3031187113152">
          <table:table-cell table:style-name="Table1.A2" office:value-type="string">
            <text:p text:style-name="P7">git checkout<text:span text:style-name="T1"> -b branch-name</text:span></text:p>
          </table:table-cell>
          <table:table-cell table:style-name="Table1.B2" office:value-type="string">
            <text:p text:style-name="P7">To create and switch to specified branch</text:p>
          </table:table-cell>
        </table:table-row>
        <table:table-row table:style-name="TableLine3031187113152">
          <table:table-cell table:style-name="Table1.A2" office:value-type="string">
            <text:p text:style-name="P7">git log</text:p>
          </table:table-cell>
          <table:table-cell table:style-name="Table1.B2" office:value-type="string">
            <text:p text:style-name="P7">Shows all commits in current branch’s history</text:p>
          </table:table-cell>
        </table:table-row>
        <table:table-row table:style-name="TableLine3031187113152">
          <table:table-cell table:style-name="Table1.A2" office:value-type="string">
            <text:p text:style-name="P8">git merge branch-name</text:p>
          </table:table-cell>
          <table:table-cell table:style-name="Table1.B2" office:value-type="string">
            <text:p text:style-name="P8">Merge specified branch’s history into current branch</text:p>
          </table:table-cell>
        </table:table-row>
        <table:table-row table:style-name="TableLine3031187113152">
          <table:table-cell table:style-name="Table1.A2" office:value-type="string">
            <text:p text:style-name="P8">git diff</text:p>
          </table:table-cell>
          <table:table-cell table:style-name="Table1.B2" office:value-type="string">
            <text:p text:style-name="P8">Diff of what is changed but not staged</text:p>
          </table:table-cell>
        </table:table-row>
        <table:table-row table:style-name="TableLine3031187113152">
          <table:table-cell table:style-name="Table1.A2" office:value-type="string">
            <text:p text:style-name="P9">git remote add origin url</text:p>
          </table:table-cell>
          <table:table-cell table:style-name="Table1.B2" office:value-type="string">
            <text:p text:style-name="P9">Set the remote repository</text:p>
          </table:table-cell>
        </table:table-row>
        <table:table-row table:style-name="TableLine3031187113152">
          <table:table-cell table:style-name="Table1.A2" office:value-type="string">
            <text:p text:style-name="P9">git fetch</text:p>
          </table:table-cell>
          <table:table-cell table:style-name="Table1.B2" office:value-type="string">
            <text:p text:style-name="P9">Fetches all branches from git remote</text:p>
          </table:table-cell>
        </table:table-row>
        <table:table-row table:style-name="TableLine3031187113152">
          <table:table-cell table:style-name="Table1.A2" office:value-type="string">
            <text:p text:style-name="P9">git merge origin/branch-name</text:p>
          </table:table-cell>
          <table:table-cell table:style-name="Table1.B2" office:value-type="string">
            <text:p text:style-name="P9">Merges remote specified branch into current branch</text:p>
          </table:table-cell>
        </table:table-row>
        <table:table-row table:style-name="TableLine3031187113152">
          <table:table-cell table:style-name="Table1.A2" office:value-type="string">
            <text:p text:style-name="P10">git push</text:p>
          </table:table-cell>
          <table:table-cell table:style-name="Table1.B2" office:value-type="string">
            <text:p text:style-name="P10">Pushes local branch commits to remote repository</text:p>
          </table:table-cell>
        </table:table-row>
        <table:table-row table:style-name="TableLine3031187113152">
          <table:table-cell table:style-name="Table1.A2" office:value-type="string">
            <text:p text:style-name="P10">git push origin/branch-name</text:p>
          </table:table-cell>
          <table:table-cell table:style-name="Table1.B2" office:value-type="string">
            <text:p text:style-name="P10">Pushes local branch commits to specified branch of remote repository</text:p>
          </table:table-cell>
        </table:table-row>
        <table:table-row table:style-name="TableLine3031187113152">
          <table:table-cell table:style-name="Table1.A2" office:value-type="string">
            <text:p text:style-name="P11">git pull</text:p>
          </table:table-cell>
          <table:table-cell table:style-name="Table1.B2" office:value-type="string">
            <text:p text:style-name="P11">Fetch and merge commits from remote repository</text:p>
          </table:table-cell>
        </table:table-row>
        <table:table-row table:style-name="TableLine3031187113152">
          <table:table-cell table:style-name="Table1.A2" office:value-type="string">
            <text:p text:style-name="P12">git stash save filename</text:p>
          </table:table-cell>
          <table:table-cell table:style-name="Table1.B2" office:value-type="string">
            <text:p text:style-name="P12">Saves modified and staged changes </text:p>
          </table:table-cell>
        </table:table-row>
        <table:table-row table:style-name="TableLine3031187113152">
          <table:table-cell table:style-name="Table1.A2" office:value-type="string">
            <text:p text:style-name="P12">git stash list</text:p>
          </table:table-cell>
          <table:table-cell table:style-name="Table1.B2" office:value-type="string">
            <text:p text:style-name="P12">List all stashed file changes</text:p>
          </table:table-cell>
        </table:table-row>
        <table:table-row table:style-name="TableLine3031187113152">
          <table:table-cell table:style-name="Table1.A2" office:value-type="string">
            <text:p text:style-name="P13">git stash apply stash-name</text:p>
          </table:table-cell>
          <table:table-cell table:style-name="Table1.B2" office:value-type="string">
            <text:p text:style-name="P13">Apply all saved changes to current branch</text:p>
          </table:table-cell>
        </table:table-row>
        <table:table-row table:style-name="TableLine3031187113152">
          <table:table-cell table:style-name="Table1.A2" office:value-type="string">
            <text:p text:style-name="P13">git stash drop</text:p>
          </table:table-cell>
          <table:table-cell table:style-name="Table1.B2" office:value-type="string">
            <text:p text:style-name="P13">Removes stash from top of stash stack</text:p>
          </table:table-cell>
        </table:table-row>
        <table:table-row table:style-name="TableLine3031187113152">
          <table:table-cell table:style-name="Table1.A2" office:value-type="string">
            <text:p text:style-name="P14">git stash pop</text:p>
          </table:table-cell>
          <table:table-cell table:style-name="Table1.B2" office:value-type="string">
            <text:p text:style-name="P14">It applies stash to current branch and will be removed from stash list</text:p>
          </table:table-cell>
        </table:table-row>
        <table:table-row table:style-name="TableLine3031187113152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 table:style-name="TableLine3031187113152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</table:table>
      <text:p text:style-name="P2"/>
      <text:p text:style-name="P2"/>
      <text:p text:style-name="P2"/>
      <text:p text:style-name="P3"><text:soft-page-break/>Git flow:</text:p>
      <text:p text:style-name="P3"/>
      <text:p text:style-name="P4">git pull</text:p>
      <text:p text:style-name="P4">add/modify files</text:p>
      <text:p text:style-name="P4">git add .</text:p>
      <text:p text:style-name="P4">git commit -m “message”</text:p>
      <text:p text:style-name="P4">git pus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2T08:57:43.348000000</dc:date>
    <meta:editing-duration>PT32M14S</meta:editing-duration>
    <meta:editing-cycles>11</meta:editing-cycles>
    <meta:generator>LibreOffice/7.1.7.2$Windows_X86_64 LibreOffice_project/c6a4e3954236145e2acb0b65f68614365aeee33f</meta:generator>
    <meta:document-statistic meta:table-count="1" meta:image-count="0" meta:object-count="0" meta:page-count="2" meta:paragraph-count="61" meta:word-count="266" meta:character-count="1539" meta:non-whitespace-character-count="1335"/>
  </office:meta>
</office:document-meta>
</file>